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0000001DC00000227E991BD53A93079B8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6.9229in" fo:margin-left="-0.059in" fo:margin-right="-0.8118in" table:align="margins" style:writing-mode="lr-tb"/>
    </style:style>
    <style:style style:name="Tabla1.A" style:family="table-column">
      <style:table-column-properties style:column-width="4.2097in" style:rel-column-width="39850*"/>
    </style:style>
    <style:style style:name="Tabla1.B" style:family="table-column">
      <style:table-column-properties style:column-width="1.3028in" style:rel-column-width="12332*"/>
    </style:style>
    <style:style style:name="Tabla1.C" style:family="table-column">
      <style:table-column-properties style:column-width="1.4104in" style:rel-column-width="13353*"/>
    </style:style>
    <style:style style:name="Tabla1.1" style:family="table-row">
      <style:table-row-properties style:min-row-height="0.2042in" fo:keep-together="always"/>
    </style:style>
    <style:style style:name="Tabla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1.3" style:family="table-row">
      <style:table-row-properties style:min-row-height="0.2257in" fo:keep-together="always"/>
    </style:style>
    <style:style style:name="Tabla1.C3" style:family="table-cell" style:data-style-name="N84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justify" style:justify-single-word="false" style:snap-to-layout-grid="false"/>
      <style:text-properties fo:color="#000000" style:font-name="Century Gothic" fo:font-size="12pt" fo:font-weight="bold" style:font-size-asian="12pt" style:font-weight-asian="bold" style:font-name-complex="Century Gothic" style:font-size-complex="13.5pt" style:font-weight-complex="bold"/>
    </style:style>
    <style:style style:name="P3" style:family="paragraph" style:parent-style-name="Standard">
      <style:paragraph-properties fo:text-align="justify" style:justify-single-word="false" style:snap-to-layout-grid="false"/>
      <style:text-properties fo:color="#000000" style:font-name="Century Gothic" fo:font-size="12pt" style:font-size-asian="12pt" style:font-name-complex="Century Gothic" style:font-size-complex="13.5pt"/>
    </style:style>
    <style:style style:name="P4" style:family="paragraph" style:parent-style-name="Standard">
      <style:paragraph-properties fo:text-align="justify" style:justify-single-word="false" style:snap-to-layout-grid="false"/>
      <style:text-properties fo:color="#000000" style:font-name="Century Gothic" fo:font-size="12pt" style:font-size-asian="12pt" style:font-name-complex="Century Gothic" style:font-size-complex="13.5pt" style:font-weight-complex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00" style:font-name="Century Gothic" fo:font-size="12pt" fo:font-weight="normal" style:font-size-asian="12pt" style:font-weight-asian="normal" style:font-name-complex="Century Gothic" style:font-size-complex="13.5pt" style:font-weight-complex="normal"/>
    </style:style>
    <style:style style:name="P6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</style:style>
    <style:style style:name="P7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0pt" style:font-size-asian="10pt"/>
    </style:style>
    <style:style style:name="P8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0pt" fo:font-weight="bold" style:font-size-asian="10pt" style:font-weight-asian="bold"/>
    </style:style>
    <style:style style:name="P9" style:family="paragraph" style:parent-style-name="Header">
      <style:paragraph-properties fo:line-height="0.1665in">
        <style:tab-stops>
          <style:tab-stop style:position="0.3937in"/>
          <style:tab-stop style:position="2.1807in"/>
        </style:tab-stops>
      </style:paragraph-properties>
      <style:text-properties fo:font-size="10pt" fo:font-weight="bold" style:font-size-asian="10pt" style:font-weight-asian="bold"/>
    </style:style>
    <style:style style:name="P10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2pt" fo:font-weight="bold" style:font-size-asian="12pt" style:font-weight-asian="bold"/>
    </style:style>
    <style:style style:name="P11" style:family="paragraph" style:parent-style-name="Header">
      <style:paragraph-properties fo:line-height="0.1665in" fo:text-align="center" style:justify-single-word="false">
        <style:tab-stops>
          <style:tab-stop style:position="0.3937in"/>
          <style:tab-stop style:position="5.9055in" style:type="right"/>
        </style:tab-stops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.5in" fo:margin-right="0in" fo:text-align="justify" style:justify-single-word="false" fo:orphans="2" fo:widows="2" fo:hyphenation-ladder-count="no-limit" fo:text-indent="-0.5in" style:auto-text-indent="false" style:writing-mode="lr-tb">
        <style:tab-stops>
          <style:tab-stop style:position="0.25in"/>
        </style:tab-stops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13" style:family="paragraph" style:parent-style-name="Header">
      <style:paragraph-properties fo:margin-left="0in" fo:margin-right="-0.1252in" fo:line-height="0.1665in" fo:orphans="2" fo:widows="2" fo:hyphenation-ladder-count="no-limit" fo:text-indent="0in" style:auto-text-indent="false" style:writing-mode="lr-tb">
        <style:tab-stops>
          <style:tab-stop style:position="0.3937in"/>
          <style:tab-stop style:position="6.198in" style:type="right"/>
        </style:tab-stops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14" style:family="paragraph" style:parent-style-name="Header">
      <style:paragraph-properties fo:margin-left="0in" fo:margin-right="-0.1252in" fo:line-height="0.1665in" fo:orphans="2" fo:widows="2" fo:hyphenation-ladder-count="no-limit" fo:text-indent="0in" style:auto-text-indent="false" style:writing-mode="lr-tb">
        <style:tab-stops>
          <style:tab-stop style:position="0.3937in"/>
          <style:tab-stop style:position="6.198in" style:type="right"/>
        </style:tab-stops>
      </style:paragraph-properties>
      <style:text-properties fo:font-size="10pt" officeooo:paragraph-rsid="000e8b1c" style:font-size-asian="10pt" style:font-size-complex="10pt" fo:hyphenate="false" fo:hyphenation-remain-char-count="2" fo:hyphenation-push-char-count="2"/>
    </style:style>
    <style:style style:name="P15" style:family="paragraph" style:parent-style-name="Header">
      <style:paragraph-properties fo:margin-left="0in" fo:margin-right="-0.1252in" fo:line-height="0.1665in" fo:orphans="2" fo:widows="2" fo:hyphenation-ladder-count="no-limit" fo:text-indent="0in" style:auto-text-indent="false" style:writing-mode="lr-tb">
        <style:tab-stops>
          <style:tab-stop style:position="0.3937in"/>
          <style:tab-stop style:position="6.198in" style:type="right"/>
        </style:tab-stops>
      </style:paragraph-properties>
      <style:text-properties fo:font-size="10pt" officeooo:rsid="001e3eac" officeooo:paragraph-rsid="001e3eac" style:font-size-asian="10pt" style:font-size-complex="10pt" fo:hyphenate="false" fo:hyphenation-remain-char-count="2" fo:hyphenation-push-char-count="2"/>
    </style:style>
    <style:style style:name="P16" style:family="paragraph" style:parent-style-name="Header">
      <style:paragraph-properties fo:margin-left="0in" fo:margin-right="-0.1252in" fo:line-height="0.1665in" fo:orphans="2" fo:widows="2" fo:hyphenation-ladder-count="no-limit" fo:text-indent="0in" style:auto-text-indent="false" style:writing-mode="lr-tb">
        <style:tab-stops>
          <style:tab-stop style:position="0.3937in"/>
          <style:tab-stop style:position="6.198in" style:type="right"/>
        </style:tab-stops>
      </style:paragraph-properties>
      <style:text-properties fo:font-size="10pt" officeooo:rsid="001e3eac" officeooo:paragraph-rsid="001e9a4b" style:font-size-asian="10pt" style:font-size-complex="10pt" fo:hyphenate="false" fo:hyphenation-remain-char-count="2" fo:hyphenation-push-char-count="2"/>
    </style:style>
    <style:style style:name="P17" style:family="paragraph" style:parent-style-name="Header">
      <style:paragraph-properties fo:margin-left="0in" fo:margin-right="-0.1252in" fo:line-height="0.1665in" fo:orphans="2" fo:widows="2" fo:hyphenation-ladder-count="no-limit" fo:text-indent="0in" style:auto-text-indent="false" style:writing-mode="lr-tb">
        <style:tab-stops>
          <style:tab-stop style:position="0.3937in"/>
          <style:tab-stop style:position="6.198in" style:type="right"/>
        </style:tab-stops>
      </style:paragraph-properties>
      <style:text-properties fo:font-size="10pt" officeooo:rsid="000e8b1c" officeooo:paragraph-rsid="000e8b1c" style:font-size-asian="10pt" style:font-size-complex="10pt" fo:hyphenate="false" fo:hyphenation-remain-char-count="2" fo:hyphenation-push-char-count="2"/>
    </style:style>
    <style:style style:name="P18" style:family="paragraph" style:parent-style-name="Header" style:master-page-name="">
      <style:paragraph-properties fo:margin-left="0in" fo:margin-right="-0.1252in" fo:line-height="0.1665in" fo:orphans="2" fo:widows="2" fo:hyphenation-ladder-count="no-limit" fo:text-indent="0in" style:auto-text-indent="false" style:page-number="auto" style:writing-mode="lr-tb">
        <style:tab-stops>
          <style:tab-stop style:position="0.3937in"/>
          <style:tab-stop style:position="6.198in" style:type="right"/>
        </style:tab-stops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19" style:family="paragraph" style:parent-style-name="Standard" style:list-style-name="L1">
      <style:paragraph-properties fo:text-align="justify" style:justify-single-word="false" fo:orphans="2" fo:widows="2" fo:hyphenation-ladder-count="no-limit" style:writing-mode="lr-tb">
        <style:tab-stops>
          <style:tab-stop style:position="0.25in"/>
        </style:tab-stops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20" style:family="paragraph" style:parent-style-name="Standard" style:list-style-name="L1">
      <style:paragraph-properties fo:text-align="justify" style:justify-single-word="false" fo:orphans="2" fo:widows="2" fo:hyphenation-ladder-count="no-limit" style:writing-mode="lr-tb">
        <style:tab-stops>
          <style:tab-stop style:position="0.25in"/>
        </style:tab-stops>
      </style:paragraph-properties>
      <style:text-properties fo:font-size="10pt" officeooo:paragraph-rsid="000e8b1c" style:font-size-asian="10pt" style:font-size-complex="10pt" fo:hyphenate="false" fo:hyphenation-remain-char-count="2" fo:hyphenation-push-char-count="2"/>
    </style:style>
    <style:style style:name="P21" style:family="paragraph" style:parent-style-name="Heading_20_2" style:master-page-name="">
      <style:paragraph-properties fo:margin-left="0.1602in" fo:margin-right="0in" fo:orphans="2" fo:widows="2" fo:hyphenation-ladder-count="no-limit" fo:text-indent="-0.4in" style:auto-text-indent="false" style:page-number="auto" fo:keep-with-next="always" style:writing-mode="lr-tb"/>
      <style:text-properties fo:hyphenate="false" fo:hyphenation-remain-char-count="2" fo:hyphenation-push-char-count="2"/>
    </style:style>
    <style:style style:name="P22" style:family="paragraph" style:parent-style-name="Heading_20_1">
      <style:paragraph-properties fo:margin-left="0in" fo:margin-right="0.0917in" fo:text-align="justify" style:justify-single-word="false" fo:orphans="2" fo:widows="2" fo:hyphenation-ladder-count="no-limit" fo:text-indent="-0.3in" style:auto-text-indent="false" fo:keep-with-next="always" style:snap-to-layout-grid="false" style:writing-mode="lr-tb"/>
      <style:text-properties fo:hyphenate="false" fo:hyphenation-remain-char-count="2" fo:hyphenation-push-char-count="2"/>
    </style:style>
    <style:style style:name="P23" style:family="paragraph" style:parent-style-name="Header" style:master-page-name="Standard">
      <style:paragraph-properties fo:line-height="0.1665in" style:page-number="auto">
        <style:tab-stops>
          <style:tab-stop style:position="0.3937in"/>
          <style:tab-stop style:position="5.9055in" style:type="right"/>
        </style:tab-stops>
      </style:paragraph-properties>
      <style:text-properties fo:font-size="10pt" style:font-size-asian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1d7ed6"/>
    </style:style>
    <style:style style:name="T4" style:family="text">
      <style:text-properties officeooo:rsid="000e8b1c"/>
    </style:style>
    <style:style style:name="T5" style:family="text">
      <style:text-properties officeooo:rsid="001e9a4b"/>
    </style:style>
    <style:style style:name="T6" style:family="text">
      <style:text-properties officeooo:rsid="001f4773"/>
    </style:style>
    <style:style style:name="T7" style:family="text">
      <style:text-properties officeooo:rsid="0020b10b"/>
    </style:style>
    <style:style style:name="T8" style:family="text">
      <style:text-properties officeooo:rsid="00228506"/>
    </style:style>
    <style:style style:name="T9" style:family="text">
      <style:text-properties officeooo:rsid="0024d256"/>
    </style:style>
    <style:style style:name="T10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035in" fo:padding-right="0.1035in" fo:padding-top="0.0535in" fo:padding-bottom="0.0535in" fo:border="0.51pt solid #000000"/>
    </style:style>
    <style:style style:name="fr3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ge" style:horizontal-pos="from-left" style:horizontal-rel="pag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3" draw:name="gráficos1" text:anchor-type="char" svg:x="0.8063in" svg:y="0.3752in" svg:width="0.2799in" svg:height="0.3217in" draw:z-index="0"><draw:image xlink:href="Pictures/10000200000001DC00000227E991BD53A93079B8.png" xlink:type="simple" xlink:show="embed" xlink:actuate="onLoad"/></draw:frame><draw:frame draw:style-name="fr2" draw:name="Marco1" text:anchor-type="char" svg:x="4.8102in" svg:y="-0.0035in" svg:width="1.7583in" svg:height="0.7571in" draw:z-index="1"><draw:text-box><text:h text:style-name="P21" text:outline-level="2" text:is-list-header="true">QUALIFICACIÓ</text:h></draw:text-box></draw:frame>Generalitat de Catalunya</text:p>
      <text:p text:style-name="P7">Departament d’Educació.</text:p>
      <text:p text:style-name="P8">Institut d’Educació Secundària </text:p>
      <text:p text:style-name="P9">Provençana.<text:tab/></text:p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MÒDUL 9: Disseny d'interficies web</text:p>
          </table:table-cell>
          <table:table-cell table:style-name="Tabla1.A1" office:value-type="string">
            <text:h text:style-name="P22" text:outline-level="1" text:is-list-header="true">AVALUACIÓ</text:h>
          </table:table-cell>
          <table:table-cell table:style-name="Tabla1.C1" office:value-type="string">
            <text:p text:style-name="P3">UF2-ANIMACIONS</text:p>
          </table:table-cell>
        </table:table-row>
        <table:table-row table:style-name="Tabla1.1">
          <table:table-cell table:style-name="Tabla1.A1" office:value-type="string">
            <text:p text:style-name="P2">EXAMEN <text:span text:style-name="T9">UF2</text:span></text:p>
          </table:table-cell>
          <table:table-cell table:style-name="Tabla1.A1" office:value-type="string">
            <text:p text:style-name="P2">GRUP</text:p>
          </table:table-cell>
          <table:table-cell table:style-name="Tabla1.C1" office:value-type="string">
            <text:p text:style-name="P4">DAW-<text:span text:style-name="T3">BIO 2</text:span></text:p>
          </table:table-cell>
        </table:table-row>
        <table:table-row table:style-name="Tabla1.3">
          <table:table-cell table:style-name="Tabla1.A1" office:value-type="string">
            <text:p text:style-name="P2">PROFESSORS: <text:span text:style-name="T9">Josep Masallera</text:span></text:p>
          </table:table-cell>
          <table:table-cell table:style-name="Tabla1.A1" office:value-type="string">
            <text:p text:style-name="P2">DATA</text:p>
          </table:table-cell>
          <table:table-cell table:style-name="Tabla1.C3" office:value-type="date" office:date-value="2019-03-22">
            <text:p text:style-name="P5">201<text:span text:style-name="T9">9</text:span>-0<text:span text:style-name="T9">3</text:span>-<text:span text:style-name="T9">22</text:span></text:p>
          </table:table-cell>
        </table:table-row>
      </table:table>
      <text:p text:style-name="P6"/>
      <text:p text:style-name="P11"/>
      <text:p text:style-name="P6"/>
      <text:p text:style-name="P18">S'ha de crear una carpeta amb la següent estructura: cognom1cognom2nom_examen_uf2_extraordinaria_animacions i comprimir-la per entregar-la.</text:p>
      <text:p text:style-name="P13"/>
      <text:p text:style-name="P13">L’estructura de la carpeta dividirà cada part del codi a la seua subcarpeta correcta. Recordeu garantir no tindre problemes amb el que fa per defecte cada navegador.</text:p>
      <text:p text:style-name="P13"/>
      <text:p text:style-name="P17">A partir de les imatges proporcionades heu de la següent animació. </text:p>
      <text:p text:style-name="P14"/>
      <text:p text:style-name="P16">Tenim una peixera amb un fons (1 punts) on hi ha un peix que es mou des de l’esquerra de la peixera a la dreta a meitat altura (1 punt). </text:p>
      <text:p text:style-name="P16"/>
      <text:p text:style-name="P16"><text:span text:style-name="T5">També hi ha</text:span> un tauró al fons a la dreta, que quant arriba el peix a la meitat de la peixera, el veu i va directe cap a ell (moviment en diagonal) (1 punt) mentre s’acosta es va fent gran (1 punt), passa per damunt d’ell i se’l menja, per tant el peix poc a poc desapareix (1 punts)</text:p>
      <text:p text:style-name="P15"/>
      <text:p text:style-name="P15"><text:span text:style-name="T5">Hi ha</text:span> altre peix que va nadant dalt de la peixera de dreta a esquerra amb un moviment amb steps ( 1 punt)</text:p>
      <text:p text:style-name="P15"/>
      <text:p text:style-name="P15">Per últim, un peix que va nadant baix de la peixera d’esquerra a dreta i quant arriba al final de la peixera canvia el sentit i torna ( 2 punt)</text:p>
      <text:p text:style-name="P15"/>
      <text:p text:style-name="P15"/>
      <text:p text:style-name="P15"/>
      <text:p text:style-name="P15"/>
      <text:p text:style-name="P15"/>
      <text:p text:style-name="P12"/>
      <text:p text:style-name="P12">Es valorarà <text:span text:style-name="T4">amb un punt sobre el total</text:span>:</text:p>
      <text:p text:style-name="P12"/>
      <text:list xml:id="list7045397375523846335" text:style-name="L1">
        <text:list-item>
          <text:p text:style-name="P19">Definició correcta de l'HTML (0,5 punts)</text:p>
        </text:list-item>
        <text:list-item>
          <text:p text:style-name="P19">Correcta identació en HTML (0,5 punts)</text:p>
        </text:list-item>
        <text:list-item>
          <text:p text:style-name="P20">Definició correcta <text:s/>en CSS <text:span text:style-name="T1">(</text:span><text:span text:style-name="T2">0,5 </text:span>punts)</text:p>
        </text:list-item>
        <text:list-item>
          <text:p text:style-name="P19">Correcta identació en CSS <text:span text:style-name="T1">(</text:span><text:span text:style-name="T2">0,5 </text:span>punts)</text:p>
        </text:list-item>
      </text:list>
      <text:p text:style-name="Standard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ca" fo:country="E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color="#000000" style:font-name="Century Gothic" fo:font-family="'Century Gothic'" style:font-family-generic="swiss" style:font-pitch="variable" fo:font-size="12pt" fo:font-weight="bold" style:font-size-asian="12pt" style:font-weight-asian="bold" style:font-name-complex="Century Gothic" style:font-family-complex="'Century Gothic'" style:font-family-generic-complex="swiss" style:font-pitch-complex="variable" style:font-size-complex="13.5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Century Gothic" fo:font-family="'Century Gothic'" style:font-family-generic="swiss" style:font-pitch="variable" fo:font-size="12pt" fo:font-weight="bold" style:font-size-asian="12pt" style:font-weight-asian="bold" style:font-name-complex="Century Gothic" style:font-family-complex="'Century Gothic'" style:font-family-generic-complex="swiss" style:font-pitch-complex="variable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árrafo_20_de_20_lista" style:display-name="Párrafo de lista" style:family="paragraph" style:parent-style-name="Standard">
      <style:paragraph-properties fo:margin-left="0.4917in" fo:margin-right="0in" fo:margin-top="0in" fo:margin-bottom="0in" loext:contextual-spacing="false" fo:text-indent="0in" style:auto-text-indent="false"/>
    </style:style>
    <style:style style:name="HTML_20_con_20_formato_20_previo" style:display-name="HTML con formato previo" style:family="paragraph" style:parent-style-name="Standard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fo:language="es" fo:country="ES" style:font-size-asian="10pt" style:font-name-complex="Courier New" style:font-family-complex="'Courier New'" style:font-family-generic-complex="modern" fo:hyphenate="tru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size-complex="11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font-size="14pt" fo:font-weight="bold" style:font-size-asian="14pt" style:font-weight-asian="bold" style:font-size-complex="14pt"/>
    </style:style>
    <style:style style:name="WW8Num6z1" style:family="text">
      <style:text-properties fo:font-weight="bold" style:font-weight-asian="bold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 fo:font-size="14pt" fo:font-weight="bold" style:font-size-asian="14pt" style:font-weight-asian="bold" style:font-name-complex="Arial" style:font-family-complex="Arial" style:font-family-generic-complex="swiss" style:font-pitch-complex="variable" style:font-size-complex="14pt"/>
    </style:style>
    <style:style style:name="WW8Num7z1" style:family="text">
      <style:text-properties fo:font-size="14pt" fo:font-weight="bold" style:font-size-asian="14pt" style:font-weight-asian="bold" style:font-size-complex="14pt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uente_20_de_20_párrafo_20_predeter." style:display-name="Fuente de párrafo predeter." style:family="text"/>
    <style:style style:name="hps" style:family="text" style:parent-style-name="Fuente_20_de_20_párrafo_20_predeter."/>
    <style:style style:name="hps_20_atn" style:display-name="hps atn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atn" style:family="text" style:parent-style-name="Fuente_20_de_20_párrafo_20_predeter."/>
    <style:style style:name="_20_Car_20_Car" style:display-name=" Car Car" style:family="text" style:parent-style-name="Fuente_20_de_20_párrafo_20_predeter.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converted-space" style:family="text" style:parent-style-name="Fuente_20_de_20_párrafo_20_predeter.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33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33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2.733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33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4.233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4917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3752in" fo:margin-bottom="0.4917in" fo:margin-left="1.1811in" fo:margin-right="1.03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819in" fo:margin-left="0in" fo:margin-right="0in" fo:margin-top="0.342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752in" fo:margin-bottom="0.8736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Marco2" text:anchor-type="paragraph" svg:y="0.0008in" draw:z-index="2"><draw:text-box fo:min-height="0.0228in" fo:min-width="0.0161in"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neralitat de Catalunya</dc:title>
    <meta:initial-creator>hp</meta:initial-creator>
    <meta:creation-date>2014-03-31T01:52:00</meta:creation-date>
    <dc:date>2019-03-22T09:58:54.046719387</dc:date>
    <meta:editing-cycles>26</meta:editing-cycles>
    <meta:editing-duration>PT7H21M39S</meta:editing-duration>
    <meta:generator>LibreOffice/5.1.6.2$Linux_x86 LibreOffice_project/10m0$Build-2</meta:generator>
    <meta:document-statistic meta:table-count="1" meta:image-count="1" meta:object-count="0" meta:page-count="1" meta:paragraph-count="27" meta:word-count="258" meta:character-count="1457" meta:non-whitespace-character-count="1225"/>
  </office:meta>
</office:document-meta>
</file>